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1B97891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4" style:family="paragraph" style:parent-style-name="Standard">
      <style:paragraph-properties fo:line-height="107%" fo:break-before="auto" fo:break-after="auto" style:writing-mode="lr-tb"/>
    </style:style>
    <style:style style:name="P5" style:family="paragraph" style:parent-style-name="Standard">
      <style:paragraph-properties fo:line-height="150%" fo:break-before="auto" fo:break-after="auto" style:writing-mode="lr-tb"/>
    </style:style>
    <style:style style:name="P6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7096d" officeooo:paragraph-rsid="0007096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10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11" style:family="paragraph" style:parent-style-name="Standard">
      <style:paragraph-properties fo:line-height="150%" style:writing-mode="lr-tb"/>
      <style:text-properties style:font-name="Times New Roman" officeooo:rsid="000753d3" officeooo:paragraph-rsid="000753d3" style:font-name-asian="Times New Roman" style:font-name-complex="Times New Roman"/>
    </style:style>
    <style:style style:name="P12" style:family="paragraph" style:parent-style-name="Standard" style:list-style-name="LS1">
      <style:paragraph-properties fo:margin-top="0cm" fo:margin-bottom="0cm" style:contextual-spacing="false" fo:line-height="150%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Aluno</text:span><text:span text:style-name="T2">: &lt;</text:span><text:span text:style-name="T2">Nome</text:span><text:span text:style-name="T2"> </text:span><text:span text:style-name="T2">do</text:span><text:span text:style-name="T2"> </text:span><text:span text:style-name="T2">Aluno</text:span><text:span text:style-name="T2">&gt;<text:tab/><text:tab/><text:tab/><text:tab/><text:tab/><text:tab/><text:tab/></text:span><text:span text:style-name="T3">Data</text:span><text:span text:style-name="T3">:</text:span><text:span text:style-name="T2"> </text:span><text:span text:style-name="T2">dd</text:span><text:span text:style-name="T2">/</text:span><text:span text:style-name="T2">mm</text:span><text:span text:style-name="T2">/</text:span><text:span text:style-name="T2">aaaa</text:span></text:p>
      <text:p text:style-name="P5"><text:span text:style-name="T3">Fase</text:span><text:span text:style-name="T3">/</text:span><text:span text:style-name="T3">Iteração</text:span><text:span text:style-name="T3">:</text:span><text:span text:style-name="T2"> &lt;</text:span><text:span text:style-name="T2">Identificador</text:span><text:span text:style-name="T2"> </text:span><text:span text:style-name="T2">da</text:span><text:span text:style-name="T2"> </text:span><text:span text:style-name="T2">Fase</text:span><text:span text:style-name="T2"> </text:span><text:span text:style-name="T2">e</text:span><text:span text:style-name="T2">/</text:span><text:span text:style-name="T2">ou</text:span><text:span text:style-name="T2"> </text:span><text:span text:style-name="T2">Iteração</text:span><text:span text:style-name="T2">&gt;<text:tab/><text:tab/></text:span><text:span text:style-name="T3">Esforço</text:span><text:span text:style-name="T3"> </text:span><text:span text:style-name="T3">Total</text:span><text:span text:style-name="T3">:</text:span><text:span text:style-name="T2"> &lt;</text:span><text:span text:style-name="T2">Horas</text:span><text:span text:style-name="T2"> </text:span><text:span text:style-name="T2">totais</text:span><text:span text:style-name="T2">&gt;</text:span></text:p>
      <text:p text:style-name="P6"/>
      <text:p text:style-name="P5"><text:span text:style-name="T3">Atividade: &lt;Nome da Atividade&gt;</text:span><text:span text:style-name="T2"><text:tab/><text:tab/><text:tab/></text:span><text:span text:style-name="T3">Esforço: &lt;Horas investidas na atividade&gt;</text:span></text:p>
      <text:p text:style-name="P5"><text:span text:style-name="T2">Descrição</text:span><text:span text:style-name="T2">: &lt;</text:span><text:span text:style-name="T2">Descrever</text:span><text:span text:style-name="T2"> </text:span><text:span text:style-name="T2">a</text:span><text:span text:style-name="T2"> </text:span><text:span text:style-name="T2">atividade</text:span><text:span text:style-name="T2">&gt;<text:tab/><text:tab/></text:span></text:p>
      <text:p text:style-name="P5"><text:span text:style-name="T2">Produtos</text:span><text:span text:style-name="T2">: &lt;</text:span><text:span text:style-name="T2">Citar</text:span><text:span text:style-name="T2"> </text:span><text:span text:style-name="T2">os</text:span><text:span text:style-name="T2"> </text:span><text:span text:style-name="T2">produtos</text:span><text:span text:style-name="T2"> </text:span><text:span text:style-name="T2">desenvolvidos</text:span><text:span text:style-name="T2"> </text:span><text:span text:style-name="T2">na</text:span><text:span text:style-name="T2"> </text:span><text:span text:style-name="T2">realização</text:span><text:span text:style-name="T2"> </text:span><text:span text:style-name="T2">da</text:span><text:span text:style-name="T2"> </text:span><text:span text:style-name="T2">atividade</text:span><text:span text:style-name="T2">&gt;</text:span></text:p>
      <text:p text:style-name="P6">Equipe: &lt;Descrever se foi realizado em equipe ou se não se aplica&gt;</text:p>
      <text:p text:style-name="P11">Artefato: &lt;Identificar claramente qual artefato desenvolvido&gt;</text:p>
      <text:p text:style-name="P2"/>
      <text:p text:style-name="P3"><text:tab/></text:p>
      <text:list xml:id="list1569710632119985221" text:style-name="LS1">
        <text:list-item>
          <text:list>
            <text:list-item>
              <text:p text:style-name="P12"/>
            </text:list-item>
          </text:list>
        </text:list-item>
      </text:list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officeooo:rsid="0007096d" officeooo:paragraph-rsid="0007096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draw:frame draw:style-name="Mfr1" draw:name="figuras1" text:anchor-type="char" svg:x="14.58cm" svg:y="0cm" svg:width="2.256cm" svg:height="1.469cm" draw:z-index="0"><draw:image xlink:href="Pictures/1000020100000140000000F01B97891D.png" xlink:type="simple" xlink:show="embed" xlink:actuate="onLoad"/></draw:frame></text:p>
        <text:p text:style-name="MP2">Nome do Projeto</text:p>
        <text:p text:style-name="MP3"><text:span text:style-name="MT2">Relatório</text:span><text:span text:style-name="MT2"> </text:span><text:span text:style-name="MT2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Windows_x86 LibreOffice_project/84102822e3d61eb989ddd325abf1ac077904985</meta:generator>
    <dc:title/>
    <meta:initial-creator/>
    <meta:editing-cycles>2</meta:editing-cycles>
    <dc:date>2013-03-26T17:31:12.40</dc:date>
    <meta:editing-duration>P0D</meta:editing-duration>
    <meta:document-statistic meta:table-count="0" meta:image-count="1" meta:object-count="0" meta:page-count="1" meta:paragraph-count="13" meta:word-count="72" meta:character-count="551" meta:non-whitespace-character-count="475"/>
  </office:meta>
</office:document-meta>
</file>